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able-cell-properties style:vertical-align="automatic" fo:wrap-option="wrap"/>
    </style:style>
    <style:style style:name="ce4" style:family="table-cell" style:parent-style-name="Hiperligaz_243_n" style:data-style-name="N30">
      <style:text-properties fo:color="#0563C1" style:text-underline-style="solid" style:text-underline-type="single"/>
    </style:style>
    <style:style style:name="co1" style:family="table-column">
      <style:table-column-properties fo:break-before="auto" style:column-width="1.69333333333333cm"/>
    </style:style>
    <style:style style:name="ro1"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la1" table:style-name="ta1">
        <table:table-column table:style-name="co1" table:number-columns-repeated="16384" table:default-cell-style-name="ce1"/>
        <table:table-row table:style-name="ro1">
          <table:table-cell office:value-type="string" table:style-name="ce1">
            <text:p>codigo</text:p>
          </table:table-cell>
          <table:table-cell office:value-type="string" table:style-name="ce1">
            <text:p>categoria</text:p>
          </table:table-cell>
          <table:table-cell office:value-type="string" table:style-name="ce1">
            <text:p>subcategoria</text:p>
          </table:table-cell>
          <table:table-cell office:value-type="string" table:style-name="ce1">
            <text:p>nombre</text:p>
          </table:table-cell>
          <table:table-cell office:value-type="string" table:style-name="ce1">
            <text:p>marca</text:p>
          </table:table-cell>
          <table:table-cell office:value-type="string" table:style-name="ce1">
            <text:p>descripcion</text:p>
          </table:table-cell>
          <table:table-cell office:value-type="string" table:style-name="ce1">
            <text:p>precio</text:p>
          </table:table-cell>
          <table:table-cell office:value-type="string" table:style-name="ce1">
            <text:p>precio_tarifa</text:p>
          </table:table-cell>
          <table:table-cell office:value-type="string" table:style-name="ce1">
            <text:p>stock</text:p>
          </table:table-cell>
          <table:table-cell office:value-type="string" table:style-name="ce1">
            <text:p>stock_disponible</text:p>
          </table:table-cell>
          <table:table-cell office:value-type="string" table:style-name="ce1">
            <text:p>reponer</text:p>
          </table:table-cell>
          <table:table-cell office:value-type="string" table:style-name="ce1">
            <text:p>iva</text:p>
          </table:table-cell>
          <table:table-cell office:value-type="string" table:style-name="ce1">
            <text:p>talla</text:p>
          </table:table-cell>
          <table:table-cell office:value-type="string" table:style-name="ce1">
            <text:p>imagen_gr</text:p>
          </table:table-cell>
          <table:table-cell office:value-type="string" table:style-name="ce1">
            <text:p>tarifa_basica</text:p>
          </table:table-cell>
          <table:table-cell office:value-type="string" table:style-name="ce1">
            <text:p>subfabricante</text:p>
          </table:table-cell>
          <table:table-cell office:value-type="string" table:style-name="ce1">
            <text:p>imagen_grande_0</text:p>
          </table:table-cell>
          <table:table-cell office:value-type="string" table:style-name="ce1">
            <text:p>imagen_grande_1</text:p>
          </table:table-cell>
          <table:table-cell office:value-type="string" table:style-name="ce1">
            <text:p>asociado_talla</text:p>
          </table:table-cell>
          <table:table-cell office:value-type="string" table:style-name="ce1">
            <text:p>imagen_grande_2</text:p>
          </table:table-cell>
          <table:table-cell office:value-type="string" table:style-name="ce1">
            <text:p>imagen_grande_3</text:p>
          </table:table-cell>
          <table:table-cell office:value-type="string" table:style-name="ce1">
            <text:p>imagen_grande_4</text:p>
          </table:table-cell>
          <table:table-cell office:value-type="string" table:style-name="ce1">
            <text:p>imagen_grande_5</text:p>
          </table:table-cell>
          <table:table-cell office:value-type="string" table:style-name="ce1">
            <text:p>imagen_grande_6</text:p>
          </table:table-cell>
          <table:table-cell office:value-type="string" table:style-name="ce1">
            <text:p>imagen_grande_7</text:p>
          </table:table-cell>
          <table:table-cell office:value-type="string" table:style-name="ce1">
            <text:p>imagen_grande_8</text:p>
          </table:table-cell>
          <table:table-cell office:value-type="string" table:style-name="ce1">
            <text:p>imagen_grande_9</text:p>
          </table:table-cell>
          <table:table-cell table:number-columns-repeated="16357"/>
        </table:table-row>
        <table:table-row table:style-name="ro1">
          <table:table-cell office:value-type="float" office:value="10000" table:style-name="ce1">
            <text:p>10000</text:p>
          </table:table-cell>
          <table:table-cell office:value-type="string" table:style-name="ce2">
            <text:p>DIVERTI</text:p>
          </table:table-cell>
          <table:table-cell office:value-type="string" table:style-name="ce2">
            <text:p>MOLDES<text:s/></text:p>
          </table:table-cell>
          <table:table-cell office:value-type="string" table:style-name="ce2">
            <text:p>CUBITERA EN FORMA DE ESPERMA</text:p>
          </table:table-cell>
          <table:table-cell office:value-type="string" table:style-name="ce2">
            <text:p>GIRLS NIGHT OUT</text:p>
          </table:table-cell>
          <table:table-cell office:value-type="string" table:style-name="ce3">
            <text:p>SPERM SHAPE ICE MAKER.</text:p>
            <text:p/>
            <text:p>cubitera rígida para 4 cubitos con forma de esperma.</text:p>
            <text:p/>
            <text:p>Sorprende a tu pareja o tus amigos con una copa llena de diversión.</text:p>
            <text:p/>
          </table:table-cell>
          <table:table-cell office:value-type="float" office:value="1" table:style-name="ce1">
            <text:p>1</text:p>
          </table:table-cell>
          <table:table-cell office:value-type="float" office:value="1.18" table:style-name="ce1">
            <text:p>1,18</text:p>
          </table:table-cell>
          <table:table-cell office:value-type="string" table:style-name="ce2">
            <text:p>SI</text:p>
          </table:table-cell>
          <table:table-cell office:value-type="float" office:value="50" table:style-name="ce1">
            <text:p>50</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00.jpg">http://media.grutinet.com/articulos/gr/gr_10000.jpg</text:a></text:p>
          </table:table-cell>
          <table:table-cell office:value-type="string" table:style-name="ce2">
            <text:p>1,2097</text:p>
          </table:table-cell>
          <table:table-cell table:number-columns-repeated="3" table:style-name="ce2"/>
          <table:table-cell table:style-name="ce1"/>
          <table:table-cell table:number-columns-repeated="8" table:style-name="ce2"/>
          <table:table-cell table:number-columns-repeated="16357"/>
        </table:table-row>
        <table:table-row table:style-name="ro1">
          <table:table-cell office:value-type="float" office:value="10013" table:style-name="ce1">
            <text:p>10013</text:p>
          </table:table-cell>
          <table:table-cell office:value-type="string" table:style-name="ce2">
            <text:p>DIVERTIDOS</text:p>
          </table:table-cell>
          <table:table-cell office:value-type="string" table:style-name="ce2">
            <text:p>PAJpac</text:p>
          </table:table-cell>
          <table:table-cell office:value-type="string" table:style-name="ce2">
            <text:p>VARITA MAGICA EN FORMA DE PENE ROSA</text:p>
          </table:table-cell>
          <table:table-cell office:value-type="string" table:style-name="ce2">
            <text:p>GIRLS NIGHT OUT</text:p>
          </table:table-cell>
          <table:table-cell office:value-type="string" table:style-name="ce3">
            <text:p>GIRLS NIGHT OUT WILLY WAND.</text:p>
            <text:p/>
            <text:p>Varita mágica en forma de pene de purpurina rosa y plumas de marabú.</text:p>
            <text:p/>
            <text:p>Perfecta para tus despedidas de soltera.</text:p>
            <text:p/>
          </table:table-cell>
          <table:table-cell office:value-type="float" office:value="1" table:style-name="ce1">
            <text:p>1</text:p>
          </table:table-cell>
          <table:table-cell office:value-type="float" office:value="1.74" table:style-name="ce1">
            <text:p>1,74</text:p>
          </table:table-cell>
          <table:table-cell office:value-type="string" table:style-name="ce2">
            <text:p>SI</text:p>
          </table:table-cell>
          <table:table-cell office:value-type="float" office:value="50" table:style-name="ce1">
            <text:p>5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13.jpg">http://media.grutinet.com/articulos/gr/gr_10013.jpg</text:a></text:p>
          </table:table-cell>
          <table:table-cell office:value-type="string" table:style-name="ce2">
            <text:p>1,7827</text:p>
          </table:table-cell>
          <table:table-cell table:style-name="ce2"/>
          <table:table-cell office:value-type="string" table:style-name="ce4">
            <text:p><text:a xlink:href="http://media.grutinet.com/articulos/lg/lg_10013_0.jpg">http://media.grutinet.com/articulos/lg/lg_10013_0.jpg</text:a></text:p>
          </table:table-cell>
          <table:table-cell office:value-type="string" table:style-name="ce4">
            <text:p><text:a xlink:href="http://media.grutinet.com/articulos/lg/lg_10013_1.jpg">http://media.grutinet.com/articulos/lg/lg_10013_1.jpg</text:a></text:p>
          </table:table-cell>
          <table:table-cell table:style-name="ce1"/>
          <table:table-cell table:number-columns-repeated="8" table:style-name="ce2"/>
          <table:table-cell table:number-columns-repeated="16357"/>
        </table:table-row>
        <table:table-row table:style-name="ro1">
          <table:table-cell office:value-type="float" office:value="100386" table:style-name="ce1">
            <text:p>100386</text:p>
          </table:table-cell>
          <table:table-cell office:value-type="string" table:style-name="ce2">
            <text:p>LENCERIA</text:p>
          </table:table-cell>
          <table:table-cell office:value-type="string" table:style-name="ce2">
            <text:p>BODYS</text:p>
          </table:table-cell>
          <table:table-cell office:value-type="string" table:style-name="ce2">
            <text:p>CHAIN YOUR MIND BODY NEGRO</text:p>
          </table:table-cell>
          <table:table-cell office:value-type="string" table:style-name="ce2">
            <text:p>FORPLAY</text:p>
          </table:table-cell>
          <table:table-cell office:value-type="string" table:style-name="ce3">
            <text:p>CHAIN YOUR MIND TEDDY BLACK</text:p>
            <text:p/>
            <text:p>El enterizo Chain Your Mind presenta malla de guepardo, correas ajustables con cadena de oro, correas de liga atadas y pierna de corte alto.</text:p>
            <text:p>Este producto viene en una caja.</text:p>
            <text:p/>
            <text:p>Lavado a mano, con agua templada.No planchar. No utilizar productos químicos.</text:p>
            <text:p/>
            <text:p>Materiales 95% Polyester 5% Spandex</text:p>
            <text:p/>
          </table:table-cell>
          <table:table-cell office:value-type="float" office:value="1" table:style-name="ce1">
            <text:p>1</text:p>
          </table:table-cell>
          <table:table-cell office:value-type="float" office:value="19.22" table:style-name="ce1">
            <text:p>19,2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gr/gr_100386.jpg">http://media.grutinet.com/articulos/gr/gr_100386.jpg</text:a></text:p>
          </table:table-cell>
          <table:table-cell office:value-type="string" table:style-name="ce2">
            <text:p>15,1848</text:p>
          </table:table-cell>
          <table:table-cell table:style-name="ce2"/>
          <table:table-cell office:value-type="string" table:style-name="ce4">
            <text:p><text:a xlink:href="http://media.grutinet.com/articulos/lg/lg_100386_0.jpg">http://media.grutinet.com/articulos/lg/lg_100386_0.jpg</text:a></text:p>
          </table:table-cell>
          <table:table-cell office:value-type="string" table:style-name="ce4">
            <text:p><text:a xlink:href="http://media.grutinet.com/articulos/lg/lg_100386_1.jpg">http://media.grutinet.com/articulos/lg/lg_100386_1.jpg</text:a></text:p>
          </table:table-cell>
          <table:table-cell office:value-type="float" office:value="100837" table:style-name="ce1">
            <text:p>100837</text:p>
          </table:table-cell>
          <table:table-cell office:value-type="string" table:style-name="ce4">
            <text:p><text:a xlink:href="http://media.grutinet.com/articulos/lg/lg_100386_2.jpg">http://media.grutinet.com/articulos/lg/lg_100386_2.jpg</text:a></text:p>
          </table:table-cell>
          <table:table-cell table:number-columns-repeated="7" table:style-name="ce2"/>
          <table:table-cell table:number-columns-repeated="16357"/>
        </table:table-row>
        <table:table-row table:style-name="ro1">
          <table:table-cell office:value-type="float" office:value="100395" table:style-name="ce1">
            <text:p>100395</text:p>
          </table:table-cell>
          <table:table-cell office:value-type="string" table:style-name="ce2">
            <text:p>JUGUET</text:p>
          </table:table-cell>
          <table:table-cell office:value-type="string" table:style-name="ce2">
            <text:p>VIBRADORES</text:p>
          </table:table-cell>
          <table:table-cell office:value-type="string" table:style-name="ce2">
            <text:p>INTENSE CONEJITO VIBRADOR DE SILICONA - ROSA</text:p>
          </table:table-cell>
          <table:table-cell office:value-type="string" table:style-name="ce2">
            <text:p>TOYJOY</text:p>
          </table:table-cell>
          <table:table-cell office:value-type="string" table:style-name="ce3">
            <text:p>INTENSE SOFT SILICONE RABBIT<text:s/></text:p>
            <text:p/>
            <text:p>Deleita tus sentidos con el sensual Soft Silicone Rabbit de SILK.</text:p>
            <text:p/>
            <text:p>Este proveedor de placer de doble acción atraerá sus zonas erógenas con su silueta ergonómica, vibraciones potentes y tacto de silicona líquida que se siente tan suave como la seda.</text:p>
            <text:p/>
            <text:p>El conejo de silicona suave hipoalergénico tiene una vibración de doble motor con un estimulador de clítoris vibrante.</text:p>
            <text:p/>
            <text:p>El diseño presenta 4 velocidades de vibración y 6 modos de pulsación atractivos. Viene con controles intuitivos y fáciles de usar y es recargable por USB para la máxima comodidad.</text:p>
            <text:p/>
            <text:p>El diseño de doble motor también permite el doble de satisfacción íntima, ¡al mismo tiempo que satisface tus puntos calientes con su satisfacción sedosa y sensacional!</text:p>
            <text:p/>
            <text:p>Medidas: 21 x 3 cm</text:p>
            <text:p/>
          </table:table-cell>
          <table:table-cell office:value-type="float" office:value="1" table:style-name="ce1">
            <text:p>1</text:p>
          </table:table-cell>
          <table:table-cell office:value-type="float" office:value="27.83" table:style-name="ce1">
            <text:p>27,8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395.jpg">http://media.grutinet.com/articulos/gr/gr_100395.jpg</text:a></text:p>
          </table:table-cell>
          <table:table-cell office:value-type="string" table:style-name="ce2">
            <text:p>28,2744</text:p>
          </table:table-cell>
          <table:table-cell office:value-type="string" table:style-name="ce2">
            <text:p>SILK</text:p>
          </table:table-cell>
          <table:table-cell office:value-type="string" table:style-name="ce4">
            <text:p><text:a xlink:href="http://media.grutinet.com/articulos/lg/lg_100395_0.jpg">http://media.grutinet.com/articulos/lg/lg_100395_0.jpg</text:a></text:p>
          </table:table-cell>
          <table:table-cell office:value-type="string" table:style-name="ce4">
            <text:p><text:a xlink:href="http://media.grutinet.com/articulos/lg/lg_100395_1.jpg">http://media.grutinet.com/articulos/lg/lg_100395_1.jpg</text:a></text:p>
          </table:table-cell>
          <table:table-cell table:style-name="ce1"/>
          <table:table-cell office:value-type="string" table:style-name="ce4">
            <text:p><text:a xlink:href="http://media.grutinet.com/articulos/lg/lg_100395_2.jpg">http://media.grutinet.com/articulos/lg/lg_100395_2.jpg</text:a></text:p>
          </table:table-cell>
          <table:table-cell office:value-type="string" table:style-name="ce4">
            <text:p><text:a xlink:href="http://media.grutinet.com/articulos/lg/lg_100395_3.jpg">http://media.grutinet.com/articulos/lg/lg_100395_3.jpg</text:a></text:p>
          </table:table-cell>
          <table:table-cell office:value-type="string" table:style-name="ce4">
            <text:p><text:a xlink:href="http://media.grutinet.com/articulos/lg/lg_100395_4.jpg">http://media.grutinet.com/articulos/lg/lg_100395_4.jpg</text:a></text:p>
          </table:table-cell>
          <table:table-cell office:value-type="string" table:style-name="ce4">
            <text:p><text:a xlink:href="http://media.grutinet.com/articulos/lg/lg_100395_5.jpg">http://media.grutinet.com/articulos/lg/lg_100395_5.jpg</text:a></text:p>
          </table:table-cell>
          <table:table-cell office:value-type="string" table:style-name="ce4">
            <text:p><text:a xlink:href="http://media.grutinet.com/articulos/lg/lg_100395_6.jpg">http://media.grutinet.com/articulos/lg/lg_100395_6.jpg</text:a></text:p>
          </table:table-cell>
          <table:table-cell office:value-type="string" table:style-name="ce4">
            <text:p><text:a xlink:href="http://media.grutinet.com/articulos/lg/lg_100395_7.jpg">http://media.grutinet.com/articulos/lg/lg_100395_7.jpg</text:a></text:p>
          </table:table-cell>
          <table:table-cell table:number-columns-repeated="2" table:style-name="ce2"/>
          <table:table-cell table:number-columns-repeated="16357"/>
        </table:table-row>
        <table:table-row table:style-name="ro1">
          <table:table-cell office:value-type="float" office:value="100396" table:style-name="ce1">
            <text:p>100396</text:p>
          </table:table-cell>
          <table:table-cell office:value-type="string" table:style-name="ce2">
            <text:p>JUG</text:p>
          </table:table-cell>
          <table:table-cell office:value-type="string" table:style-name="ce2">
            <text:p>VIBRADORES</text:p>
          </table:table-cell>
          <table:table-cell office:value-type="string" table:style-name="ce2">
            <text:p>THRILL VIBRADOR PUNTO G DE SILICONA - ROSA</text:p>
          </table:table-cell>
          <table:table-cell office:value-type="string" table:style-name="ce2">
            <text:p>TOYJOY</text:p>
          </table:table-cell>
          <table:table-cell office:value-type="string" table:style-name="ce3">
            <text:p>THRILL SOFT SILICONE G-SPOT<text:s/></text:p>
            <text:p/>
            <text:p>Deleite sus sentidos con el sensual Soft G Silicone G-Spot de SILK. Este proveedor de placer curioso sorprenderá sus zonas erógenas con su silueta ergonómica, vibraciones potentes y tacto de silicona líquida que se siente tan suave como la seda.</text:p>
            <text:p/>
            <text:p>El punto G hipoalergénico de silicona suave presenta 4 velocidades de vibración tentadoras y 6 modos de pulsación intensa. Viene con controles intuitivos y fáciles de usar y es recargable por USB para la máxima comodidad.</text:p>
            <text:p/>
            <text:p>¡Esta forma curva del diseño también permite el máximo placer del punto G, creando infinitas olas de satisfacción sedosa y sensacional!</text:p>
            <text:p/>
            <text:p>Medidas: 19 x 3 cm</text:p>
            <text:p/>
          </table:table-cell>
          <table:table-cell office:value-type="float" office:value="1" table:style-name="ce1">
            <text:p>1</text:p>
          </table:table-cell>
          <table:table-cell office:value-type="float" office:value="25.3" table:style-name="ce1">
            <text:p>25,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396.jpg">http://media.grutinet.com/articulos/gr/gr_100396.jpg</text:a></text:p>
          </table:table-cell>
          <table:table-cell office:value-type="string" table:style-name="ce2">
            <text:p>25,704</text:p>
          </table:table-cell>
          <table:table-cell office:value-type="string" table:style-name="ce2">
            <text:p>SILK</text:p>
          </table:table-cell>
          <table:table-cell office:value-type="string" table:style-name="ce4">
            <text:p><text:a xlink:href="http://media.grutinet.com/articulos/lg/lg_100396_0.jpg">http://media.grutinet.com/articulos/lg/lg_100396_0.jpg</text:a></text:p>
          </table:table-cell>
          <table:table-cell office:value-type="string" table:style-name="ce4">
            <text:p><text:a xlink:href="http://media.grutinet.com/articulos/lg/lg_100396_1.jpg">http://media.grutinet.com/articulos/lg/lg_100396_1.jpg</text:a></text:p>
          </table:table-cell>
          <table:table-cell table:style-name="ce1"/>
          <table:table-cell office:value-type="string" table:style-name="ce4">
            <text:p><text:a xlink:href="http://media.grutinet.com/articulos/lg/lg_100396_2.jpg">http://media.grutinet.com/articulos/lg/lg_100396_2.jpg</text:a></text:p>
          </table:table-cell>
          <table:table-cell office:value-type="string" table:style-name="ce4">
            <text:p><text:a xlink:href="http://media.grutinet.com/articulos/lg/lg_100396_3.jpg">http://media.grutinet.com/articulos/lg/lg_100396_3.jpg</text:a></text:p>
          </table:table-cell>
          <table:table-cell office:value-type="string" table:style-name="ce4">
            <text:p><text:a xlink:href="http://media.grutinet.com/articulos/lg/lg_100396_4.jpg">http://media.grutinet.com/articulos/lg/lg_100396_4.jpg</text:a></text:p>
          </table:table-cell>
          <table:table-cell office:value-type="string" table:style-name="ce4">
            <text:p><text:a xlink:href="http://media.grutinet.com/articulos/lg/lg_100396_5.jpg">http://media.grutinet.com/articulos/lg/lg_100396_5.jpg</text:a></text:p>
          </table:table-cell>
          <table:table-cell office:value-type="string" table:style-name="ce4">
            <text:p><text:a xlink:href="http://media.grutinet.com/articulos/lg/lg_100396_6.jpg">http://media.grutinet.com/articulos/lg/lg_100396_6.jpg</text:a></text:p>
          </table:table-cell>
          <table:table-cell office:value-type="string" table:style-name="ce4">
            <text:p><text:a xlink:href="http://media.grutinet.com/articulos/lg/lg_100396_7.jpg">http://media.grutinet.com/articulos/lg/lg_100396_7.jpg</text:a></text:p>
          </table:table-cell>
          <table:table-cell table:number-columns-repeated="2" table:style-name="ce2"/>
          <table:table-cell table:number-columns-repeated="16357"/>
        </table:table-row>
        <table:table-row table:style-name="ro1">
          <table:table-cell office:value-type="float" office:value="10049" table:style-name="ce1">
            <text:p>10049</text:p>
          </table:table-cell>
          <table:table-cell office:value-type="string" table:style-name="ce2">
            <text:p>JUGU</text:p>
          </table:table-cell>
          <table:table-cell office:value-type="string" table:style-name="ce2">
            <text:p>BDSM</text:p>
          </table:table-cell>
          <table:table-cell office:value-type="string" table:style-name="ce2">
            <text:p>FETISH FANTASY MASCARA CON ABERTURA EN LOS OJOS</text:p>
          </table:table-cell>
          <table:table-cell office:value-type="string" table:style-name="ce2">
            <text:p>PIPEDREAM</text:p>
          </table:table-cell>
          <table:table-cell office:value-type="string" table:style-name="ce3">
            <text:p>FETISH FANTASY ZIPPER FACE es una máscara elástica con aberturas en los ojos que se puede cerrar con cremalleras y que cubre totalmente el resto de la cabeza.</text:p>
            <text:p/>
            <text:p>Esto permite mantener en incógnito a su sumisa o sumiso. La tela dentro de su resistencia es lo bastante fina para poder respirar y escuchar sin ningún problema.</text:p>
            <text:p/>
            <text:p>El uso es posible tanto en hombres como mujeres.</text:p>
            <text:p/>
            <text:p>Lo mejor de todo es que se tiene acceso a la boca de tu amante.</text:p>
            <text:p/>
          </table:table-cell>
          <table:table-cell office:value-type="float" office:value="1" table:style-name="ce1">
            <text:p>1</text:p>
          </table:table-cell>
          <table:table-cell office:value-type="float" office:value="10.55" table:style-name="ce1">
            <text:p>10,5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49.jpg">http://media.grutinet.com/articulos/gr/gr_10049.jpg</text:a></text:p>
          </table:table-cell>
          <table:table-cell office:value-type="string" table:style-name="ce2">
            <text:p>10,796</text:p>
          </table:table-cell>
          <table:table-cell office:value-type="string" table:style-name="ce2">
            <text:p>FETISH FANTASY SERIES</text:p>
          </table:table-cell>
          <table:table-cell office:value-type="string" table:style-name="ce4">
            <text:p><text:a xlink:href="http://media.grutinet.com/articulos/lg/lg_10049_0.jpg">http://media.grutinet.com/articulos/lg/lg_10049_0.jpg</text:a></text:p>
          </table:table-cell>
          <table:table-cell office:value-type="string" table:style-name="ce4">
            <text:p><text:a xlink:href="http://media.grutinet.com/articulos/lg/lg_10049_1.jpg">http://media.grutinet.com/articulos/lg/lg_10049_1.jpg</text:a></text:p>
          </table:table-cell>
          <table:table-cell table:style-name="ce1"/>
          <table:table-cell table:number-columns-repeated="8" table:style-name="ce2"/>
          <table:table-cell table:number-columns-repeated="16357"/>
        </table:table-row>
        <table:table-row table:style-name="ro1">
          <table:table-cell office:value-type="float" office:value="10050" table:style-name="ce1">
            <text:p>10050</text:p>
          </table:table-cell>
          <table:table-cell office:value-type="string" table:style-name="ce2">
            <text:p>ACEITES Y LUBRICANTES</text:p>
          </table:table-cell>
          <table:table-cell office:value-type="string" table:style-name="ce2">
            <text:p>LUBRICANTES</text:p>
          </table:table-cell>
          <table:table-cell office:value-type="string" table:style-name="ce2">
            <text:p>PJUR ANALYSE ME LUBRICANTE AGUA ANAL 250 ML</text:p>
          </table:table-cell>
          <table:table-cell office:value-type="string" table:style-name="ce2">
            <text:p>PJUR</text:p>
          </table:table-cell>
          <table:table-cell office:value-type="string" table:style-name="ce3">
            <text:p>PJUR ANALYSE ME COMFORT WATER ANAL GLIDE 250 ML.</text:p>
            <text:p/>
            <text:p>El lubricante con base de agua con un cómodo efecto lubricante, especialmente para sexo anal intenso.</text:p>
            <text:p/>
            <text:p>La adición del preciado ácido hialurónico junto con las propiedades hidratantes forma pequeños cojines de agua para reforzar el efecto lubricante. Pjur Analyse me! Comfort water anal glide está libre de olores y sabores, es apto para su uso con preservativos y se caracteriza por tener un efecto lubricante excepcionalmente duradero sin volverse pegajoso.</text:p>
            <text:p/>
            <text:p>- Efecto lubricante excepcionalmente duradero sin volverse pegajoso.</text:p>
            <text:p>- Ingrediente ácido hialurónico: excelentes propiedades hidratantes.</text:p>
            <text:p>- Especialmente diseñado para sexo anal intenso.</text:p>
            <text:p/>
            <text:p>Ingredientes: Aqua (Water),Glycerin, Xanthan Gum, Sodium Hyaluronate, Nezyl Alcohol, Sodium Benzoate, Potassum Sorbate, Citric Acid.</text:p>
            <text:p/>
            <text:p>Envase de 250 ml.</text:p>
            <text:p/>
          </table:table-cell>
          <table:table-cell office:value-type="float" office:value="1" table:style-name="ce1">
            <text:p>1</text:p>
          </table:table-cell>
          <table:table-cell office:value-type="float" office:value="17.36" table:style-name="ce1">
            <text:p>17,3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0.jpg">http://media.grutinet.com/articulos/gr/gr_10050.jpg</text:a></text:p>
          </table:table-cell>
          <table:table-cell office:value-type="string" table:style-name="ce2">
            <text:p>17,05</text:p>
          </table:table-cell>
          <table:table-cell office:value-type="string" table:style-name="ce2">
            <text:p>ANAL PLAY</text:p>
          </table:table-cell>
          <table:table-cell office:value-type="string" table:style-name="ce4">
            <text:p><text:a xlink:href="http://media.grutinet.com/articulos/lg/lg_10050_0.jpg">http://media.grutinet.com/articulos/lg/lg_10050_0.jpg</text:a></text:p>
          </table:table-cell>
          <table:table-cell table:style-name="ce2"/>
          <table:table-cell table:style-name="ce1"/>
          <table:table-cell table:number-columns-repeated="8" table:style-name="ce2"/>
          <table:table-cell table:number-columns-repeated="16357"/>
        </table:table-row>
        <table:table-row table:style-name="ro1">
          <table:table-cell office:value-type="float" office:value="10051" table:style-name="ce1">
            <text:p>10051</text:p>
          </table:table-cell>
          <table:table-cell office:value-type="string" table:style-name="ce2">
            <text:p>ACEITES Y LUBRICANTES</text:p>
          </table:table-cell>
          <table:table-cell office:value-type="string" table:style-name="ce2">
            <text:p>LUBRICANTES</text:p>
          </table:table-cell>
          <table:table-cell office:value-type="string" table:style-name="ce2">
            <text:p>PJUR ANALYSE ME LUBRICANTE AGUA ANAL 30 ML</text:p>
          </table:table-cell>
          <table:table-cell office:value-type="string" table:style-name="ce2">
            <text:p>PJUR</text:p>
          </table:table-cell>
          <table:table-cell office:value-type="string" table:style-name="ce3">
            <text:p/>
            <text:p>PJUR ANALYSE ME COMFORT WATER ANAL GLIDE 30 ML.<text:s/></text:p>
            <text:p/>
            <text:p>El lubricante con base de agua con un cómodo efecto lubricante, especialmente para sexo anal intenso.</text:p>
            <text:p>La adición del preciado ácido hialurónico junto con las propiedades hidratantes forma pequeños cojines de agua para reforzar el efecto lubricante. Pjur Analyse me! Comfort water anal glide está libre de olores y sabores, es apto para su uso con preservativos y se caracteriza por tener un efecto lubricante excepcionalmente duradero sin volverse pegajoso.</text:p>
            <text:p/>
            <text:p>- Efecto lubricante excepcionalmente duradero sin volverse pegajoso.</text:p>
            <text:p>- Ingrediente ácido hialurónico: excelentes propiedades hidratantes.</text:p>
            <text:p>- Especialmente diseñado para sexo anal intenso.</text:p>
            <text:p/>
            <text:p>Ingredientes: Aqua (Water),Glycerin, Xanthan Gum, Sodium Hyaluronate, Nezyl Alcohol, Sodium Benzoate, Potassum Sorbate, Citric Acid.</text:p>
            <text:p/>
            <text:p>Envase de 30 ml.</text:p>
          </table:table-cell>
          <table:table-cell office:value-type="float" office:value="1" table:style-name="ce1">
            <text:p>1</text:p>
          </table:table-cell>
          <table:table-cell office:value-type="float" office:value="3.86" table:style-name="ce1">
            <text:p>3,86</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1.jpg">http://media.grutinet.com/articulos/gr/gr_10051.jpg</text:a></text:p>
          </table:table-cell>
          <table:table-cell office:value-type="string" table:style-name="ce2">
            <text:p>4,3921</text:p>
          </table:table-cell>
          <table:table-cell office:value-type="string" table:style-name="ce2">
            <text:p>ANAL PLAY</text:p>
          </table:table-cell>
          <table:table-cell office:value-type="string" table:style-name="ce4">
            <text:p><text:a xlink:href="http://media.grutinet.com/articulos/lg/lg_10051_0.jpg">http://media.grutinet.com/articulos/lg/lg_10051_0.jpg</text:a></text:p>
          </table:table-cell>
          <table:table-cell table:style-name="ce2"/>
          <table:table-cell table:style-name="ce1"/>
          <table:table-cell table:number-columns-repeated="8" table:style-name="ce2"/>
          <table:table-cell table:number-columns-repeated="16357"/>
        </table:table-row>
        <table:table-row table:style-name="ro1">
          <table:table-cell office:value-type="float" office:value="10052" table:style-name="ce1">
            <text:p>10052</text:p>
          </table:table-cell>
          <table:table-cell office:value-type="string" table:style-name="ce2">
            <text:p>ACEITES Y LUBRICANTES</text:p>
          </table:table-cell>
          <table:table-cell office:value-type="string" table:style-name="ce2">
            <text:p>LUBRICANTES</text:p>
          </table:table-cell>
          <table:table-cell office:value-type="string" table:style-name="ce2">
            <text:p>PJUR BACK DOOR COMFORT LUBRICANTE AGUA ANAL 250 ML</text:p>
          </table:table-cell>
          <table:table-cell office:value-type="string" table:style-name="ce2">
            <text:p>PJUR</text:p>
          </table:table-cell>
          <table:table-cell office:value-type="string" table:style-name="ce3">
            <text:p>PJUR BACK DOOR COMFORT WATER ANAL GLIDE 250 ML.</text:p>
            <text:p/>
            <text:p>El lubricante con base de agua con un cómodo efecto lubricante, especialmente para sexo anal duro.</text:p>
            <text:p/>
            <text:p>La adición del preciado ácido hialurónico junto con las propiedades hidratantes forma pequeños cojines de agua para reforzar el efecto lubricante. Pjur Back Door Comfort water anal glide está libre de olores y sabores, es apto para su uso con preservativos y se caracteriza por tener un efecto lubricante excepcionalmente duradero sin volverse pegajoso.</text:p>
            <text:p/>
            <text:p>- Efecto lubricante excepcionalmente duradero sin volverse pegajoso.</text:p>
            <text:p>- Ingrediente ácido hialurónico: excelentes propiedades hidratantes.</text:p>
            <text:p>- Especialmente diseñado para sexo anal duro.</text:p>
            <text:p/>
            <text:p>Ingredientes: Aqua (Water),Glycerin, Xanthan Gum, Sodium Hyaluronate, Benzyl Alcohol, Sodium Benzoate, Potassium Sorbate, Citric Acid.</text:p>
            <text:p/>
            <text:p>Envase de 250 ml.</text:p>
            <text:p/>
          </table:table-cell>
          <table:table-cell office:value-type="float" office:value="1" table:style-name="ce1">
            <text:p>1</text:p>
          </table:table-cell>
          <table:table-cell office:value-type="float" office:value="17.36" table:style-name="ce1">
            <text:p>17,3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2.jpg">http://media.grutinet.com/articulos/gr/gr_10052.jpg</text:a></text:p>
          </table:table-cell>
          <table:table-cell office:value-type="string" table:style-name="ce2">
            <text:p>18,53</text:p>
          </table:table-cell>
          <table:table-cell office:value-type="string" table:style-name="ce2">
            <text:p>ANAL PLAY</text:p>
          </table:table-cell>
          <table:table-cell office:value-type="string" table:style-name="ce4">
            <text:p><text:a xlink:href="http://media.grutinet.com/articulos/lg/lg_10052_0.jpg">http://media.grutinet.com/articulos/lg/lg_10052_0.jpg</text:a></text:p>
          </table:table-cell>
          <table:table-cell office:value-type="string" table:style-name="ce4">
            <text:p><text:a xlink:href="http://media.grutinet.com/articulos/lg/lg_10052_1.jpg">http://media.grutinet.com/articulos/lg/lg_10052_1.jpg</text:a></text:p>
          </table:table-cell>
          <table:table-cell table:style-name="ce1"/>
          <table:table-cell table:number-columns-repeated="8" table:style-name="ce2"/>
          <table:table-cell table:number-columns-repeated="16357"/>
        </table:table-row>
        <table:table-row table:style-name="ro1">
          <table:table-cell office:value-type="float" office:value="10053" table:style-name="ce1">
            <text:p>10053</text:p>
          </table:table-cell>
          <table:table-cell office:value-type="string" table:style-name="ce2">
            <text:p>ACEITES Y LUBRICANTES</text:p>
          </table:table-cell>
          <table:table-cell office:value-type="string" table:style-name="ce2">
            <text:p>LUBRICANTES</text:p>
          </table:table-cell>
          <table:table-cell office:value-type="string" table:style-name="ce2">
            <text:p>PJUR BACK DOOR COMFORT LUBRICANTE AGUA ANAL 30 ML</text:p>
          </table:table-cell>
          <table:table-cell office:value-type="string" table:style-name="ce2">
            <text:p>PJUR</text:p>
          </table:table-cell>
          <table:table-cell office:value-type="string" table:style-name="ce3">
            <text:p/>
            <text:p>PJUR BACK DOOR COMFORT WATER ANAL GLIDE 30 ML.</text:p>
            <text:p>El lubricante con base de agua con un cómodo efecto lubricante, especialmente para sexo anal duro.</text:p>
            <text:p>La adición del preciado ácido hialurónico junto con las propiedades hidratantes forma pequeños cojines de agua para reforzar el efecto lubricante. Pjur Back Door Comfort water anal glide está libre de olores y sabores, es apto para su uso con preservativos y se caracteriza por tener un efecto lubricante excepcionalmente duradero sin volverse pegajoso.</text:p>
            <text:p/>
            <text:p>- Efecto lubricante excepcionalmente duradero sin volverse pegajoso.</text:p>
            <text:p>- Ingrediente ácido hialurónico: excelentes propiedades hidratantes.</text:p>
            <text:p>- Especialmente diseñado para sexo anal duro.</text:p>
            <text:p/>
            <text:p>Ingredientes: Aqua (Water),Glycerin, Xanthan Gum, Sodium Hyaluronate, Benzyl Alcohol, Sodium Benzoate, Potassium Sorbate, Citric Acid.</text:p>
            <text:p/>
            <text:p>Envase de 30 ml.</text:p>
          </table:table-cell>
          <table:table-cell office:value-type="float" office:value="1" table:style-name="ce1">
            <text:p>1</text:p>
          </table:table-cell>
          <table:table-cell office:value-type="float" office:value="3.86" table:style-name="ce1">
            <text:p>3,8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3.jpg">http://media.grutinet.com/articulos/gr/gr_10053.jpg</text:a></text:p>
          </table:table-cell>
          <table:table-cell office:value-type="string" table:style-name="ce2">
            <text:p>3,795</text:p>
          </table:table-cell>
          <table:table-cell office:value-type="string" table:style-name="ce2">
            <text:p>ANAL PLAY</text:p>
          </table:table-cell>
          <table:table-cell office:value-type="string" table:style-name="ce4">
            <text:p><text:a xlink:href="http://media.grutinet.com/articulos/lg/lg_10053_0.jpg">http://media.grutinet.com/articulos/lg/lg_10053_0.jpg</text:a></text:p>
          </table:table-cell>
          <table:table-cell office:value-type="string" table:style-name="ce4">
            <text:p><text:a xlink:href="http://media.grutinet.com/articulos/lg/lg_10053_1.jpg">http://media.grutinet.com/articulos/lg/lg_10053_1.jpg</text:a></text:p>
          </table:table-cell>
          <table:table-cell table:style-name="ce1"/>
          <table:table-cell table:number-columns-repeated="8" table:style-name="ce2"/>
          <table:table-cell table:number-columns-repeated="16357"/>
        </table:table-row>
        <table:table-row table:style-name="ro1">
          <table:table-cell office:value-type="float" office:value="100574" table:style-name="ce1">
            <text:p>100574</text:p>
          </table:table-cell>
          <table:table-cell office:value-type="string" table:style-name="ce2">
            <text:p>JUGUETES XXX</text:p>
          </table:table-cell>
          <table:table-cell office:value-type="string" table:style-name="ce2">
            <text:p>ARNESES</text:p>
          </table:table-cell>
          <table:table-cell office:value-type="string" table:style-name="ce2">
            <text:p>SU EVOKE SUPER CHARGED - ARNÉS CON DILDO VIBRADOR - NEGRO</text:p>
          </table:table-cell>
          <table:table-cell office:value-type="string" table:style-name="ce2">
            <text:p>XR BRANDS</text:p>
          </table:table-cell>
          <table:table-cell office:value-type="string" table:style-name="ce3">
            <text:p>SU EVOKE SUPER CHARGED - VIBRATING STRAPLESS DILDO<text:s/></text:p>
            <text:p/>
            <text:p>Asegura la satisfacción tanto tuya como de tu amante con un elegante arnés sin tirantes que vibra.</text:p>
            <text:p/>
            <text:p>Esta herramienta de placer recargable cuenta con motores duales con control independiente para que cada uno pueda elegir entre las 3 velocidades y las 5 funciones de un potente impulso interno. Ambos extremos de este consolador doble ingeniosamente diseñado tienen la forma del éxtasis definitivo: el bulbo se curva hacia su punto G para detectar la presión mientras muele su clítoris contra surcos audaces.</text:p>
            <text:p/>
            <text:p>Mientras tanto, tu compañero será tratado con un eje liso con una punta suave sobresaliente. ¡Incluso es resistente al agua para que puedas jugar en la ducha, el baño, la piscina y más!</text:p>
            <text:p/>
            <text:p>Explora una mayor intimidad con un vibrador consolador strap-on de doble punta. Hecho de silicona sedosa, el Evoke no es poroso y no contiene ftalatos. Limpiar con jabón suave y agua tibia y evite su uso con lubricantes de silicona.</text:p>
            <text:p/>
            <text:p>Características:</text:p>
            <text:p/>
            <text:p/>
            <text:p><text:s/>Dimensiones del producto: 24,8 x 4,1 x 4,1 cm</text:p>
            <text:p><text:s/>Peso del producto: 341 gr</text:p>
            <text:p><text:s/>Diámetro del producto: 4,1 cm</text:p>
            <text:p><text:s/>Longitud insertable: <text:s/>15,9 cm</text:p>
            <text:p><text:s/>Tipos de velocidad: 3</text:p>
            <text:p><text:s/>Recargable: <text:s text:c="2"/>Sí</text:p>
            <text:p><text:s/>Tiempo de recarga: 150 min</text:p>
            <text:p><text:s/>Vida de la recarga de las baterías: 60 min</text:p>
            <text:p><text:s/>A prueba de agua: Sí</text:p>
            <text:p><text:s/>Libre de ftalato: Sí</text:p>
            <text:p><text:s/>Materiales: Silicona</text:p>
            <text:p/>
            <text:p/>
          </table:table-cell>
          <table:table-cell office:value-type="float" office:value="1" table:style-name="ce1">
            <text:p>1</text:p>
          </table:table-cell>
          <table:table-cell office:value-type="float" office:value="61.75" table:style-name="ce1">
            <text:p>61,7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4.jpg">http://media.grutinet.com/articulos/gr/gr_100574.jpg</text:a></text:p>
          </table:table-cell>
          <table:table-cell office:value-type="string" table:style-name="ce2">
            <text:p>64,08</text:p>
          </table:table-cell>
          <table:table-cell office:value-type="string" table:style-name="ce2">
            <text:p>STRAP U</text:p>
          </table:table-cell>
          <table:table-cell office:value-type="string" table:style-name="ce4">
            <text:p><text:a xlink:href="http://media.grutinet.com/articulos/lg/lg_100574_0.jpg">http://media.grutinet.com/articulos/lg/lg_100574_0.jpg</text:a></text:p>
          </table:table-cell>
          <table:table-cell office:value-type="string" table:style-name="ce4">
            <text:p><text:a xlink:href="http://media.grutinet.com/articulos/lg/lg_100574_1.jpg">http://media.grutinet.com/articulos/lg/lg_100574_1.jpg</text:a></text:p>
          </table:table-cell>
          <table:table-cell table:style-name="ce1"/>
          <table:table-cell office:value-type="string" table:style-name="ce4">
            <text:p><text:a xlink:href="http://media.grutinet.com/articulos/lg/lg_100574_2.jpg">http://media.grutinet.com/articulos/lg/lg_100574_2.jpg</text:a></text:p>
          </table:table-cell>
          <table:table-cell office:value-type="string" table:style-name="ce4">
            <text:p><text:a xlink:href="http://media.grutinet.com/articulos/lg/lg_100574_3.jpg">http://media.grutinet.com/articulos/lg/lg_100574_3.jpg</text:a></text:p>
          </table:table-cell>
          <table:table-cell table:number-columns-repeated="6" table:style-name="ce2"/>
          <table:table-cell table:number-columns-repeated="16357"/>
        </table:table-row>
        <table:table-row table:style-name="ro1">
          <table:table-cell office:value-type="float" office:value="100576" table:style-name="ce1">
            <text:p>100576</text:p>
          </table:table-cell>
          <table:table-cell office:value-type="string" table:style-name="ce2">
            <text:p>JUGUETES XXX</text:p>
          </table:table-cell>
          <table:table-cell office:value-type="string" table:style-name="ce2">
            <text:p>ARNESES</text:p>
          </table:table-cell>
          <table:table-cell office:value-type="string" table:style-name="ce2">
            <text:p>SU DOUBLE TAKE - DILDO CON ARNÉS - NEGRO</text:p>
          </table:table-cell>
          <table:table-cell office:value-type="string" table:style-name="ce2">
            <text:p>XR BRANDS</text:p>
          </table:table-cell>
          <table:table-cell office:value-type="string" table:style-name="ce3">
            <text:p>SU DOUBLE TAKE - PENETRATION - STRAP-ON HARNESS<text:s/></text:p>
            <text:p/>
            <text:p>Este juego de consolador y arnés de doble extremo os hará disfrutar de portentes vibraciones controladas a distancia.</text:p>
            <text:p/>
            <text:p>Explora 3 velocidades de vibración y 7 patrones de pulsación de los motores duales: uno para tiy otro para tu compañero.</text:p>
            <text:p/>
            <text:p>Coloca el consolador más largo a través del orificio del arnés minimalista, permitiendo que el usuario inserta la porción más pequeña, que está curvada para alcanzar el punto G. Una protuberancia elevada en el exterior está diseñada para proporcionar estimulación del clítoris. El consolador más largo también es curvo y presenta una cabeza bulbosa para masajear los puntos P o G del receptor. El control remoto facilita el ciclo a través de las 10 configuraciones sin tener que pausar la penetración.</text:p>
            <text:p/>
            <text:p>El arnés seductor como 2 puntos de ajuste para garantizar un ajuste perfecto. El consolador de doble cara está hecho de silicona premium, lo que lo hace no poroso y libre de ftalatos, pero no es compatible con lubricantes de silicona. Esta herramienta de placer es recargable e impermeable. Limpiar con jabón suave o limpiador de juguetes.</text:p>
            <text:p/>
            <text:p>Características:</text:p>
            <text:p/>
            <text:p/>
            <text:p><text:s/>Incluye doble consolador, control remoto y arnés.</text:p>
            <text:p><text:s/>Carga a través de USB.</text:p>
            <text:p><text:s/>El control remoto requiere 1 batería de 27A</text:p>
            <text:p><text:s/>Material: Silicona, ABS y cuero.</text:p>
            <text:p/>
            <text:p/>
            <text:p>Medidas:</text:p>
            <text:p/>
            <text:p/>
            <text:p><text:s/>27,3 cm de largo total.</text:p>
            <text:p><text:s/>El consolador largo mide 13,97 cm de largo para insertar, 3 cm en el diámetro más estrecho, 4 cm en el punto más ancho.</text:p>
            <text:p><text:s/>El consolador pequeño mide 8,89 cm de largo, 3,4 cm en el diámetro más ancho, 2,5 cm en el más estrecho.</text:p>
            <text:p><text:s/>El arnés se ajusta a cinturas de hasta 104 cm de diámetro.</text:p>
            <text:p/>
            <text:p/>
          </table:table-cell>
          <table:table-cell office:value-type="float" office:value="1" table:style-name="ce1">
            <text:p>1</text:p>
          </table:table-cell>
          <table:table-cell office:value-type="float" office:value="66.650000000000006" table:style-name="ce1">
            <text:p>66,6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6.jpg">http://media.grutinet.com/articulos/gr/gr_100576.jpg</text:a></text:p>
          </table:table-cell>
          <table:table-cell office:value-type="string" table:style-name="ce2">
            <text:p>67,725</text:p>
          </table:table-cell>
          <table:table-cell office:value-type="string" table:style-name="ce2">
            <text:p>STRAP U</text:p>
          </table:table-cell>
          <table:table-cell office:value-type="string" table:style-name="ce4">
            <text:p><text:a xlink:href="http://media.grutinet.com/articulos/lg/lg_100576_0.jpg">http://media.grutinet.com/articulos/lg/lg_100576_0.jpg</text:a></text:p>
          </table:table-cell>
          <table:table-cell office:value-type="string" table:style-name="ce4">
            <text:p><text:a xlink:href="http://media.grutinet.com/articulos/lg/lg_100576_1.jpg">http://media.grutinet.com/articulos/lg/lg_100576_1.jpg</text:a></text:p>
          </table:table-cell>
          <table:table-cell table:style-name="ce1"/>
          <table:table-cell office:value-type="string" table:style-name="ce4">
            <text:p><text:a xlink:href="http://media.grutinet.com/articulos/lg/lg_100576_2.jpg">http://media.grutinet.com/articulos/lg/lg_100576_2.jpg</text:a></text:p>
          </table:table-cell>
          <table:table-cell office:value-type="string" table:style-name="ce4">
            <text:p><text:a xlink:href="http://media.grutinet.com/articulos/lg/lg_100576_3.jpg">http://media.grutinet.com/articulos/lg/lg_100576_3.jpg</text:a></text:p>
          </table:table-cell>
          <table:table-cell table:number-columns-repeated="6" table:style-name="ce2"/>
          <table:table-cell table:number-columns-repeated="16357"/>
        </table:table-row>
        <table:table-row table:style-name="ro1">
          <table:table-cell office:value-type="float" office:value="100577" table:style-name="ce1">
            <text:p>100577</text:p>
          </table:table-cell>
          <table:table-cell office:value-type="string" table:style-name="ce2">
            <text:p>JUGUETES XXX</text:p>
          </table:table-cell>
          <table:table-cell office:value-type="string" table:style-name="ce2">
            <text:p>ARNESES</text:p>
          </table:table-cell>
          <table:table-cell office:value-type="string" table:style-name="ce2">
            <text:p>SU DOUBLE TAKE - DILDO CON ARNÉS - ROSA</text:p>
          </table:table-cell>
          <table:table-cell office:value-type="string" table:style-name="ce2">
            <text:p>XR BRANDS</text:p>
          </table:table-cell>
          <table:table-cell office:value-type="string" table:style-name="ce3">
            <text:p>SU DOUBLE TAKE - PENETRATION - STRAP-ON HARNESS<text:s/></text:p>
            <text:p/>
            <text:p>Este juego de consolador y arnés de doble extremo os hará disfrutar de portentes vibraciones controladas a distancia.</text:p>
            <text:p/>
            <text:p>Explora 3 velocidades de vibración y 7 patrones de pulsación de los motores duales: uno para tiy otro para tu compañero.</text:p>
            <text:p/>
            <text:p>Coloca el consolador más largo a través del orificio del arnés minimalista, permitiendo que el usuario inserta la porción más pequeña, que está curvada para alcanzar el punto G. Una protuberancia elevada en el exterior está diseñada para proporcionar estimulación del clítoris. El consolador más largo también es curvo y presenta una cabeza bulbosa para masajear los puntos P o G del receptor. El control remoto facilita el ciclo a través de las 10 configuraciones sin tener que pausar la penetración.</text:p>
            <text:p/>
            <text:p>El arnés seductor como 2 puntos de ajuste para garantizar un ajuste perfecto. El consolador de doble cara está hecho de silicona premium, lo que lo hace no poroso y libre de ftalatos, pero no es compatible con lubricantes de silicona. Esta herramienta de placer es recargable e impermeable. Limpiar con jabón suave o limpiador de juguetes.</text:p>
            <text:p/>
            <text:p>Características:</text:p>
            <text:p/>
            <text:p/>
            <text:p><text:s/>Incluye doble consolador, control remoto y arnés.</text:p>
            <text:p><text:s/>Carga a través de USB.</text:p>
            <text:p><text:s/>El control remoto requiere 1 batería de 27A</text:p>
            <text:p><text:s/>Material: Silicona, ABS y cuero.</text:p>
            <text:p/>
            <text:p/>
            <text:p>Medidas:</text:p>
            <text:p/>
            <text:p/>
            <text:p><text:s/>27,3 cm de largo total.</text:p>
            <text:p><text:s/>El consolador largo mide 13,97 cm de largo para insertar, 3 cm en el diámetro más estrecho, 4 cm en el punto más ancho.</text:p>
            <text:p><text:s/>El consolador pequeño mide 8,89 cm de largo, 3,4 cm en el diámetro más ancho, 2,5 cm en el más estrecho.</text:p>
            <text:p><text:s/>El arnés se ajusta a cinturas de hasta 104 cm de diámetro.</text:p>
            <text:p/>
            <text:p/>
          </table:table-cell>
          <table:table-cell office:value-type="float" office:value="1" table:style-name="ce1">
            <text:p>1</text:p>
          </table:table-cell>
          <table:table-cell office:value-type="float" office:value="65.97" table:style-name="ce1">
            <text:p>65,9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7.jpg">http://media.grutinet.com/articulos/gr/gr_100577.jpg</text:a></text:p>
          </table:table-cell>
          <table:table-cell office:value-type="string" table:style-name="ce2">
            <text:p>69,741</text:p>
          </table:table-cell>
          <table:table-cell office:value-type="string" table:style-name="ce2">
            <text:p>STRAP U</text:p>
          </table:table-cell>
          <table:table-cell office:value-type="string" table:style-name="ce4">
            <text:p><text:a xlink:href="http://media.grutinet.com/articulos/lg/lg_100577_0.jpg">http://media.grutinet.com/articulos/lg/lg_100577_0.jpg</text:a></text:p>
          </table:table-cell>
          <table:table-cell office:value-type="string" table:style-name="ce4">
            <text:p><text:a xlink:href="http://media.grutinet.com/articulos/lg/lg_100577_1.jpg">http://media.grutinet.com/articulos/lg/lg_100577_1.jpg</text:a></text:p>
          </table:table-cell>
          <table:table-cell table:style-name="ce1"/>
          <table:table-cell office:value-type="string" table:style-name="ce4">
            <text:p><text:a xlink:href="http://media.grutinet.com/articulos/lg/lg_100577_2.jpg">http://media.grutinet.com/articulos/lg/lg_100577_2.jpg</text:a></text:p>
          </table:table-cell>
          <table:table-cell office:value-type="string" table:style-name="ce4">
            <text:p><text:a xlink:href="http://media.grutinet.com/articulos/lg/lg_100577_3.jpg">http://media.grutinet.com/articulos/lg/lg_100577_3.jpg</text:a></text:p>
          </table:table-cell>
          <table:table-cell office:value-type="string" table:style-name="ce4">
            <text:p><text:a xlink:href="http://media.grutinet.com/articulos/lg/lg_100577_4.jpg">http://media.grutinet.com/articulos/lg/lg_100577_4.jpg</text:a></text:p>
          </table:table-cell>
          <table:table-cell table:number-columns-repeated="5" table:style-name="ce2"/>
          <table:table-cell table:number-columns-repeated="16357"/>
        </table:table-row>
        <table:table-row table:style-name="ro1">
          <table:table-cell office:value-type="float" office:value="100578" table:style-name="ce1">
            <text:p>100578</text:p>
          </table:table-cell>
          <table:table-cell office:value-type="string" table:style-name="ce2">
            <text:p>JUGUETES XXX</text:p>
          </table:table-cell>
          <table:table-cell office:value-type="string" table:style-name="ce2">
            <text:p>PLUGS</text:p>
          </table:table-cell>
          <table:table-cell office:value-type="string" table:style-name="ce2">
            <text:p>PLUG INFLABLE DE SILICONA CON VIBRACIÓN - NEGRO</text:p>
          </table:table-cell>
          <table:table-cell office:value-type="string" table:style-name="ce2">
            <text:p>XR BRANDS</text:p>
          </table:table-cell>
          <table:table-cell office:value-type="string" table:style-name="ce3">
            <text:p>PP SWELL 2.0 INFLATABLE VIBRATING PLUG<text:s/></text:p>
            <text:p/>
            <text:p>Complace a tu próstata con la inflación y la vibración. Este lujoso vibrador anal de silicona tiene una cresta audaz que debe empujar más allá de la inserción, pero que lo abrirá donde sea importante. ¿Deseas aún más expansión? La punta del tapón se infla con solo presionar un botón, se hincha profundamente con 3 niveles y 2 patrones de inflación.</text:p>
            <text:p/>
            <text:p>Mientras tanto, una vibración poderosa reverberará dentro de su ano con 3 velocidades y 5 patrones de pulsación. Esta herramienta anal recargable es resistente al agua para que pueda tomarla en el baño o la ducha. Hecho de silicona premium, no es poroso y no contiene ftalato. Limpiar con jabón suave o limpiador de juguetes.</text:p>
            <text:p/>
            <text:p>Evita el uso con lubricante de silicona para preservar el material.</text:p>
            <text:p/>
            <text:p>Características:</text:p>
            <text:p/>
            <text:p/>
            <text:p><text:s/>Longitud total: 17 cm</text:p>
            <text:p><text:s/>Longitud insertable: 14,8 cm</text:p>
            <text:p><text:s/>Diámetro insertable (parte más ancha): 4,7 cm</text:p>
            <text:p><text:s/>Diámetro insertable (parte más estrecha): 3 cm</text:p>
            <text:p><text:s/>Materiales: Sonda de próstata de silicona, control remoto de plástico ABS.</text:p>
            <text:p><text:s/>De color negro.</text:p>
            <text:p><text:s/>Nota: se carga magnéticamente a través de USB.</text:p>
            <text:p/>
            <text:p/>
          </table:table-cell>
          <table:table-cell office:value-type="float" office:value="1" table:style-name="ce1">
            <text:p>1</text:p>
          </table:table-cell>
          <table:table-cell office:value-type="float" office:value="59.51" table:style-name="ce1">
            <text:p>59,5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8.jpg">http://media.grutinet.com/articulos/gr/gr_100578.jpg</text:a></text:p>
          </table:table-cell>
          <table:table-cell office:value-type="string" table:style-name="ce2">
            <text:p>62,937</text:p>
          </table:table-cell>
          <table:table-cell table:style-name="ce2"/>
          <table:table-cell office:value-type="string" table:style-name="ce4">
            <text:p><text:a xlink:href="http://media.grutinet.com/articulos/lg/lg_100578_0.jpg">http://media.grutinet.com/articulos/lg/lg_100578_0.jpg</text:a></text:p>
          </table:table-cell>
          <table:table-cell office:value-type="string" table:style-name="ce4">
            <text:p><text:a xlink:href="http://media.grutinet.com/articulos/lg/lg_100578_1.jpg">http://media.grutinet.com/articulos/lg/lg_100578_1.jpg</text:a></text:p>
          </table:table-cell>
          <table:table-cell table:style-name="ce1"/>
          <table:table-cell office:value-type="string" table:style-name="ce4">
            <text:p><text:a xlink:href="http://media.grutinet.com/articulos/lg/lg_100578_2.jpg">http://media.grutinet.com/articulos/lg/lg_100578_2.jpg</text:a></text:p>
          </table:table-cell>
          <table:table-cell office:value-type="string" table:style-name="ce4">
            <text:p><text:a xlink:href="http://media.grutinet.com/articulos/lg/lg_100578_3.jpg">http://media.grutinet.com/articulos/lg/lg_100578_3.jpg</text:a></text:p>
          </table:table-cell>
          <table:table-cell table:number-columns-repeated="6" table:style-name="ce2"/>
          <table:table-cell table:number-columns-repeated="16357"/>
        </table:table-row>
        <table:table-row table:style-name="ro1">
          <table:table-cell office:value-type="float" office:value="10059" table:style-name="ce1">
            <text:p>10059</text:p>
          </table:table-cell>
          <table:table-cell office:value-type="string" table:style-name="ce2">
            <text:p>ACEITES Y LUBRICANTES</text:p>
          </table:table-cell>
          <table:table-cell office:value-type="string" table:style-name="ce2">
            <text:p>LUBRICANTES</text:p>
          </table:table-cell>
          <table:table-cell office:value-type="string" table:style-name="ce2">
            <text:p>PJUR WOMAN NUDE LUBRICANTE BASE AGUA 100 ML</text:p>
          </table:table-cell>
          <table:table-cell office:value-type="string" table:style-name="ce2">
            <text:p>PJUR</text:p>
          </table:table-cell>
          <table:table-cell office:value-type="string" table:style-name="ce3">
            <text:p>PJUR WOMAN NUDE WATERBASED 100 ML.</text:p>
            <text:p/>
            <text:p>Vivir de manera más consciente y sostenible está de moda. El lubricante neutro con base de agua pjur Woman Nude tiene en cuenta esta moda y, por eso, no tiene conservantes. No contiene ni glicerina, ni parabenos, ni conservantes. por supuesto, esto no afecta a la calidad premium y, como todos los productos pjur, no contiene aceites, grasas o perfume. pjur Woman Nude ha sido especialmente diseñado para la piel delicada y sensible de la mujer siendo un producto totalmente libre de olores y sabores.</text:p>
            <text:p/>
            <text:p>- Sin glicerina, sin parabenos y sin conservantes.</text:p>
            <text:p>- Diseñado especialmente para la piel delicada y sensible de las mujeres concienciadas..</text:p>
            <text:p>- Acondiciona y protege la piel sin volverse pegajoso.</text:p>
            <text:p/>
            <text:p>Envase de 100 ml.</text:p>
            <text:p/>
          </table:table-cell>
          <table:table-cell office:value-type="float" office:value="1" table:style-name="ce1">
            <text:p>1</text:p>
          </table:table-cell>
          <table:table-cell office:value-type="float" office:value="5.91" table:style-name="ce1">
            <text:p>5,9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9.jpg">http://media.grutinet.com/articulos/gr/gr_10059.jpg</text:a></text:p>
          </table:table-cell>
          <table:table-cell office:value-type="string" table:style-name="ce2">
            <text:p>5,94</text:p>
          </table:table-cell>
          <table:table-cell office:value-type="string" table:style-name="ce2">
            <text:p>SEX AND MASSAGE</text:p>
          </table:table-cell>
          <table:table-cell office:value-type="string" table:style-name="ce4">
            <text:p><text:a xlink:href="http://media.grutinet.com/articulos/lg/lg_10059_0.jpg">http://media.grutinet.com/articulos/lg/lg_10059_0.jpg</text:a></text:p>
          </table:table-cell>
          <table:table-cell table:style-name="ce2"/>
          <table:table-cell table:style-name="ce1"/>
          <table:table-cell table:number-columns-repeated="8" table:style-name="ce2"/>
          <table:table-cell table:number-columns-repeated="16357"/>
        </table:table-row>
        <table:table-row table:style-name="ro1">
          <table:table-cell office:value-type="float" office:value="100600" table:style-name="ce1">
            <text:p>100600</text:p>
          </table:table-cell>
          <table:table-cell office:value-type="string" table:style-name="ce2">
            <text:p>JUGUETES XXX</text:p>
          </table:table-cell>
          <table:table-cell office:value-type="string" table:style-name="ce2">
            <text:p>BDSM</text:p>
          </table:table-cell>
          <table:table-cell office:value-type="string" table:style-name="ce2">
            <text:p>SONDA DILATADORA 5MM</text:p>
          </table:table-cell>
          <table:table-cell office:value-type="string" table:style-name="ce2">
            <text:p>TRIUNE</text:p>
          </table:table-cell>
          <table:table-cell office:value-type="string" table:style-name="ce3">
            <text:p>SINGLE END DILATOR 5MM BRUSHED STEEL</text:p>
            <text:p/>
            <text:p>Estas sondas de acero inoxidable de excelente calidad, presentan un acabado liso y pulido brillante.</text:p>
            <text:p/>
            <text:p/>
            <text:p><text:s/>Dimensiones del producto <text:s text:c="3"/>18,4 x 0,5 x 0,5 cm</text:p>
            <text:p><text:s/>Peso del producto <text:s text:c="3"/>50,00 gram</text:p>
            <text:p><text:s/>Diámetro del producto <text:s text:c="3"/>0,5 cm</text:p>
            <text:p/>
            <text:p/>
          </table:table-cell>
          <table:table-cell office:value-type="float" office:value="1" table:style-name="ce1">
            <text:p>1</text:p>
          </table:table-cell>
          <table:table-cell office:value-type="float" office:value="2.77" table:style-name="ce1">
            <text:p>2,7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0.jpg">http://media.grutinet.com/articulos/gr/gr_100600.jpg</text:a></text:p>
          </table:table-cell>
          <table:table-cell office:value-type="string" table:style-name="ce2">
            <text:p>3,056</text:p>
          </table:table-cell>
          <table:table-cell table:style-name="ce2"/>
          <table:table-cell office:value-type="string" table:style-name="ce4">
            <text:p><text:a xlink:href="http://media.grutinet.com/articulos/lg/lg_100600_0.jpg">http://media.grutinet.com/articulos/lg/lg_100600_0.jpg</text:a></text:p>
          </table:table-cell>
          <table:table-cell office:value-type="string" table:style-name="ce4">
            <text:p><text:a xlink:href="http://media.grutinet.com/articulos/lg/lg_100600_1.jpg">http://media.grutinet.com/articulos/lg/lg_100600_1.jpg</text:a></text:p>
          </table:table-cell>
          <table:table-cell table:style-name="ce1"/>
          <table:table-cell office:value-type="string" table:style-name="ce4">
            <text:p><text:a xlink:href="http://media.grutinet.com/articulos/lg/lg_100600_2.jpg">http://media.grutinet.com/articulos/lg/lg_100600_2.jpg</text:a></text:p>
          </table:table-cell>
          <table:table-cell table:number-columns-repeated="7" table:style-name="ce2"/>
          <table:table-cell table:number-columns-repeated="16357"/>
        </table:table-row>
        <table:table-row table:style-name="ro1">
          <table:table-cell office:value-type="float" office:value="100601" table:style-name="ce1">
            <text:p>100601</text:p>
          </table:table-cell>
          <table:table-cell office:value-type="string" table:style-name="ce2">
            <text:p>JUGUETES XXX</text:p>
          </table:table-cell>
          <table:table-cell office:value-type="string" table:style-name="ce2">
            <text:p>BDSM</text:p>
          </table:table-cell>
          <table:table-cell office:value-type="string" table:style-name="ce2">
            <text:p>SONDA DILATADORA 6MM</text:p>
          </table:table-cell>
          <table:table-cell office:value-type="string" table:style-name="ce2">
            <text:p>TRIUNE</text:p>
          </table:table-cell>
          <table:table-cell office:value-type="string" table:style-name="ce3">
            <text:p>SINGLE END DILATOR 6MM BRUSHED STEEL</text:p>
            <text:p/>
            <text:p>Estas sondas de acero inoxidable de excelente calidad, presentan un acabado liso y pulido brillante.</text:p>
            <text:p/>
            <text:p/>
            <text:p><text:s/>Dimensiones del producto <text:s text:c="3"/>18,4 x 0,6 x 0,6 cm</text:p>
            <text:p><text:s/>Peso del producto <text:s text:c="3"/>75,00 gram</text:p>
            <text:p><text:s/>Diámetro del producto <text:s text:c="3"/>0,6 cm</text:p>
            <text:p/>
            <text:p/>
          </table:table-cell>
          <table:table-cell office:value-type="float" office:value="1" table:style-name="ce1">
            <text:p>1</text:p>
          </table:table-cell>
          <table:table-cell office:value-type="float" office:value="2.93" table:style-name="ce1">
            <text:p>2,9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1.jpg">http://media.grutinet.com/articulos/gr/gr_100601.jpg</text:a></text:p>
          </table:table-cell>
          <table:table-cell office:value-type="string" table:style-name="ce2">
            <text:p>3,1197</text:p>
          </table:table-cell>
          <table:table-cell table:style-name="ce2"/>
          <table:table-cell office:value-type="string" table:style-name="ce4">
            <text:p><text:a xlink:href="http://media.grutinet.com/articulos/lg/lg_100601_0.jpg">http://media.grutinet.com/articulos/lg/lg_100601_0.jpg</text:a></text:p>
          </table:table-cell>
          <table:table-cell office:value-type="string" table:style-name="ce4">
            <text:p><text:a xlink:href="http://media.grutinet.com/articulos/lg/lg_100601_1.jpg">http://media.grutinet.com/articulos/lg/lg_100601_1.jpg</text:a></text:p>
          </table:table-cell>
          <table:table-cell table:style-name="ce1"/>
          <table:table-cell office:value-type="string" table:style-name="ce4">
            <text:p><text:a xlink:href="http://media.grutinet.com/articulos/lg/lg_100601_2.jpg">http://media.grutinet.com/articulos/lg/lg_100601_2.jpg</text:a></text:p>
          </table:table-cell>
          <table:table-cell table:number-columns-repeated="7" table:style-name="ce2"/>
          <table:table-cell table:number-columns-repeated="16357"/>
        </table:table-row>
        <table:table-row table:style-name="ro1">
          <table:table-cell office:value-type="float" office:value="100607" table:style-name="ce1">
            <text:p>100607</text:p>
          </table:table-cell>
          <table:table-cell office:value-type="string" table:style-name="ce2">
            <text:p>JUGUETES XXX</text:p>
          </table:table-cell>
          <table:table-cell office:value-type="string" table:style-name="ce2">
            <text:p>BDSM</text:p>
          </table:table-cell>
          <table:table-cell office:value-type="string" table:style-name="ce2">
            <text:p>SONDA DILATADORA 10X240MM DE ACERO</text:p>
          </table:table-cell>
          <table:table-cell office:value-type="string" table:style-name="ce2">
            <text:p>TRIUNE</text:p>
          </table:table-cell>
          <table:table-cell office:value-type="string" table:style-name="ce3">
            <text:p>DIP STICK RIBBED 10X240MM BRUSHED STEEL</text:p>
            <text:p/>
            <text:p>Estas sonda de acero inoxidable de excelente calidad, presentan un acabado liso y pulido brillante.</text:p>
            <text:p/>
            <text:p/>
            <text:p><text:s/>Dimensiones del producto <text:s text:c="3"/>24 x 1 x 1 cm</text:p>
            <text:p><text:s/>Peso del producto <text:s text:c="3"/>112,00 gram</text:p>
            <text:p><text:s/>Diámetro del producto <text:s text:c="3"/>1,0 cm</text:p>
            <text:p><text:s/>Longitud insertable <text:s text:c="3"/>17,0 cm</text:p>
            <text:p><text:s text:c="2"/></text:p>
            <text:p/>
            <text:p/>
          </table:table-cell>
          <table:table-cell office:value-type="float" office:value="1" table:style-name="ce1">
            <text:p>1</text:p>
          </table:table-cell>
          <table:table-cell office:value-type="float" office:value="8.1300000000000008" table:style-name="ce1">
            <text:p>8,13</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7.jpg">http://media.grutinet.com/articulos/gr/gr_100607.jpg</text:a></text:p>
          </table:table-cell>
          <table:table-cell office:value-type="string" table:style-name="ce2">
            <text:p>6,75</text:p>
          </table:table-cell>
          <table:table-cell table:style-name="ce2"/>
          <table:table-cell office:value-type="string" table:style-name="ce4">
            <text:p><text:a xlink:href="http://media.grutinet.com/articulos/lg/lg_100607_0.jpg">http://media.grutinet.com/articulos/lg/lg_100607_0.jpg</text:a></text:p>
          </table:table-cell>
          <table:table-cell office:value-type="string" table:style-name="ce4">
            <text:p><text:a xlink:href="http://media.grutinet.com/articulos/lg/lg_100607_1.jpg">http://media.grutinet.com/articulos/lg/lg_100607_1.jpg</text:a></text:p>
          </table:table-cell>
          <table:table-cell table:style-name="ce1"/>
          <table:table-cell office:value-type="string" table:style-name="ce4">
            <text:p><text:a xlink:href="http://media.grutinet.com/articulos/lg/lg_100607_2.jpg">http://media.grutinet.com/articulos/lg/lg_100607_2.jpg</text:a></text:p>
          </table:table-cell>
          <table:table-cell table:number-columns-repeated="7" table:style-name="ce2"/>
          <table:table-cell table:number-columns-repeated="16357"/>
        </table:table-row>
        <table:table-row table:style-name="ro1">
          <table:table-cell office:value-type="float" office:value="100615" table:style-name="ce1">
            <text:p>100615</text:p>
          </table:table-cell>
          <table:table-cell office:value-type="string" table:style-name="ce2">
            <text:p>JUGUETES XXX</text:p>
          </table:table-cell>
          <table:table-cell office:value-type="string" table:style-name="ce2">
            <text:p>HIDRO BOMBAS</text:p>
          </table:table-cell>
          <table:table-cell office:value-type="string" table:style-name="ce2">
            <text:p>BATHMATE HYDROMAX 3 - AZUL</text:p>
          </table:table-cell>
          <table:table-cell office:value-type="string" table:style-name="ce2">
            <text:p>BATHMATE</text:p>
          </table:table-cell>
          <table:table-cell office:value-type="string" table:style-name="ce3">
            <text:p>HYDROMAX3</text:p>
            <text:p/>
            <text:p>La primera bomba de micropene: Hydromax3.</text:p>
            <text:p/>
            <text:p>¿Buscas una forma real y comprobada de mejorar el tamaño del pene? Hasta ahora, ha habido muy pocas opciones para aquellos afectados por micropene: estamos orgullosos de lanzar Hydromax3, la primera bomba diseñada para agregar tamaño, mejorar la dureza y aumentar enormemente la confianza personal.</text:p>
            <text:p/>
            <text:p>Ideal para cualquier persona que mida hasta 7,5 cm cuando está erecto, Bathmate Hydromax3 utiliza la energía del agua para aumentar significativamente el tamaño. ¿Listo para un cambio real?</text:p>
            <text:p/>
          </table:table-cell>
          <table:table-cell office:value-type="float" office:value="1" table:style-name="ce1">
            <text:p>1</text:p>
          </table:table-cell>
          <table:table-cell office:value-type="float" office:value="41.37" table:style-name="ce1">
            <text:p>41,37</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15.jpg">http://media.grutinet.com/articulos/gr/gr_100615.jpg</text:a></text:p>
          </table:table-cell>
          <table:table-cell office:value-type="string" table:style-name="ce2">
            <text:p>40,09</text:p>
          </table:table-cell>
          <table:table-cell table:style-name="ce2"/>
          <table:table-cell office:value-type="string" table:style-name="ce4">
            <text:p><text:a xlink:href="http://media.grutinet.com/articulos/lg/lg_100615_0.jpg">http://media.grutinet.com/articulos/lg/lg_100615_0.jpg</text:a></text:p>
          </table:table-cell>
          <table:table-cell office:value-type="string" table:style-name="ce4">
            <text:p><text:a xlink:href="http://media.grutinet.com/articulos/lg/lg_100615_1.jpg">http://media.grutinet.com/articulos/lg/lg_100615_1.jpg</text:a></text:p>
          </table:table-cell>
          <table:table-cell table:style-name="ce1"/>
          <table:table-cell table:number-columns-repeated="8" table:style-name="ce2"/>
          <table:table-cell table:number-columns-repeated="16357"/>
        </table:table-row>
        <table:table-row table:style-name="ro1">
          <table:table-cell office:value-type="float" office:value="100617" table:style-name="ce1">
            <text:p>100617</text:p>
          </table:table-cell>
          <table:table-cell office:value-type="string" table:style-name="ce2">
            <text:p>JUGUETES XXX</text:p>
          </table:table-cell>
          <table:table-cell office:value-type="string" table:style-name="ce2">
            <text:p>HIDRO BOMBAS</text:p>
          </table:table-cell>
          <table:table-cell office:value-type="string" table:style-name="ce2">
            <text:p>BATHMATE HYDROMAX 3 - TRANSPARENTE</text:p>
          </table:table-cell>
          <table:table-cell office:value-type="string" table:style-name="ce2">
            <text:p>BATHMATE</text:p>
          </table:table-cell>
          <table:table-cell office:value-type="string" table:style-name="ce3">
            <text:p>HYDROMAX3</text:p>
            <text:p/>
            <text:p>La primera bomba de micropene: Hydromax3.</text:p>
            <text:p/>
            <text:p>¿Buscas una forma real y comprobada de mejorar el tamaño del pene? Hasta ahora, ha habido muy pocas opciones para aquellos afectados por micropene: estamos orgullosos de lanzar Hydromax3, la primera bomba diseñada para agregar tamaño, mejorar la dureza y aumentar enormemente la confianza personal.</text:p>
            <text:p/>
            <text:p>Ideal para cualquier persona que mida hasta 7,5 cm cuando está erecto, Bathmate Hydromax3 utiliza la energía del agua para aumentar significativamente el tamaño. ¿Listo para un cambio real?</text:p>
            <text:p/>
          </table:table-cell>
          <table:table-cell office:value-type="float" office:value="1" table:style-name="ce1">
            <text:p>1</text:p>
          </table:table-cell>
          <table:table-cell office:value-type="float" office:value="41.34" table:style-name="ce1">
            <text:p>41,3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17.jpg">http://media.grutinet.com/articulos/gr/gr_100617.jpg</text:a></text:p>
          </table:table-cell>
          <table:table-cell office:value-type="string" table:style-name="ce2">
            <text:p>40,09</text:p>
          </table:table-cell>
          <table:table-cell table:style-name="ce2"/>
          <table:table-cell office:value-type="string" table:style-name="ce4">
            <text:p><text:a xlink:href="http://media.grutinet.com/articulos/lg/lg_100617_0.jpg">http://media.grutinet.com/articulos/lg/lg_100617_0.jpg</text:a></text:p>
          </table:table-cell>
          <table:table-cell office:value-type="string" table:style-name="ce4">
            <text:p><text:a xlink:href="http://media.grutinet.com/articulos/lg/lg_100617_1.jpg">http://media.grutinet.com/articulos/lg/lg_100617_1.jpg</text:a></text:p>
          </table:table-cell>
          <table:table-cell table:style-name="ce1"/>
          <table:table-cell table:number-columns-repeated="8" table:style-name="ce2"/>
          <table:table-cell table:number-columns-repeated="16357"/>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Hiperligaz_243_n" style:display-name="Hiperligazón"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928</meta:generator>
    <meta:initial-creator>Paco Coto</meta:initial-creator>
    <dc:creator>Paco Coto</dc:creator>
    <meta:creation-date>2023-01-23T10:27:26Z</meta:creation-date>
    <dc:date>2023-01-25T04:57:55Z</dc:date>
  </office:meta>
</office:document-meta>
</file>